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mri_pipeline/</text:p>
      <text:p text:style-name="Standard">│</text:p>
      <text:p text:style-name="Standard">├── neuro/</text:p>
      <text:p text:style-name="Standard">│ <text:s text:c="2"/>├── __init__.py</text:p>
      <text:p text:style-name="Standard">│ <text:s text:c="2"/>├── dataset.py</text:p>
      <text:p text:style-name="Standard">│ <text:s text:c="2"/>├── aggregation.py</text:p>
      <text:p text:style-name="Standard">│ <text:s text:c="2"/>├── connectivity.py</text:p>
      <text:p text:style-name="Standard">│ <text:s text:c="2"/>├── io.py</text:p>
      <text:p text:style-name="Standard">│ <text:s text:c="2"/>└── utils.py</text:p>
      <text:p text:style-name="Standard">│</text:p>
      <text:p text:style-name="Standard">├── scripts/</text:p>
      <text:p text:style-name="Standard">│ <text:s text:c="2"/>├── build_timeseries.py</text:p>
      <text:p text:style-name="Standard">│ <text:s text:c="2"/>├── aggregate.py</text:p>
      <text:p text:style-name="Standard">│ <text:s text:c="2"/>├── compute_connectivity.py</text:p>
      <text:p text:style-name="Standard">│ <text:s text:c="2"/>└── analysis.py</text:p>
      <text:p text:style-name="Standard">│</text:p>
      <text:p text:style-name="Standard">├── configs/</text:p>
      <text:p text:style-name="Standard">│ <text:s text:c="2"/>└── default_config.json</text:p>
      <text:p text:style-name="Standard">│</text:p>
      <text:p text:style-name="Standard">└── README.m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7T22:41:27.322951514</meta:creation-date>
    <dc:date>2026-02-27T22:42:02.971218438</dc:date>
    <meta:editing-duration>PT36S</meta:editing-duration>
    <meta:editing-cycles>1</meta:editing-cycles>
    <meta:document-statistic meta:table-count="0" meta:image-count="0" meta:object-count="0" meta:page-count="1" meta:paragraph-count="20" meta:word-count="46" meta:character-count="300" meta:non-whitespace-character-count="252"/>
    <meta:generator>LibreOffice/24.2.7.2$Linux_X86_64 LibreOffice_project/420$Build-2</meta:generator>
  </office:meta>
</office:document-meta>
</file>